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7f2d9" officeooo:paragraph-rsid="00006cd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006cdd" officeooo:paragraph-rsid="00006cd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bold" officeooo:rsid="0017f2d9" officeooo:paragraph-rsid="00006c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006cdd" officeooo:paragraph-rsid="00006cd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17f2d9" officeooo:paragraph-rsid="0002bbc5" style:font-weight-asian="normal" style:font-weight-complex="normal"/>
    </style:style>
    <style:style style:name="T1" style:family="text">
      <style:text-properties officeooo:rsid="00006cdd"/>
    </style:style>
    <style:style style:name="T2" style:family="text">
      <style:text-properties officeooo:rsid="00010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НФЕКЦИОНИСТ, УКУС клеща:</text:p>
      <text:p text:style-name="P3"/>
      <text:p text:style-name="P4">Нормативных документов у нас, давать ли профилактически АБ не <text:span text:style-name="T2">найдено.</text:span></text:p>
      <text:p text:style-name="P2"/>
      <text:p text:style-name="P5">По Европейским стандартам — </text:p>
      <text:p text:style-name="P5">однократно <text:s/><text:span text:style-name="T1">после укуса насекомого назначают <text:s/>прием </text:span></text:p>
      <text:p text:style-name="P1">200 мг Юнидокс солютаб</text:p>
      <text:p text:style-name="P1"/>
      <text:p text:style-name="P1">По Американским — по 100 мг <text:s/><text:span text:style-name="T1">сроком <text:s/></text:span>на <text:s/>14 дней</text:p>
      <text:p text:style-name="P1"/>
      <text:p text:style-name="P1"><text:span text:style-name="T1">И.Б. </text:span>Акинфиев — <text:span text:style-name="T1">в </text:span>зависи<text:span text:style-name="T1">мости </text:span><text:s/>от времени присасывания клеща: </text:p>
      <text:p text:style-name="P1"><text:span text:style-name="T1">если присасывание клеща <text:s/></text:span>до 6 часов — не <text:s/><text:span text:style-name="T1">назначается </text:span>АБ-<text:span text:style-name="T1">терапия</text:span>; </text:p>
      <text:p text:style-name="P1"><text:span text:style-name="T1">если больше </text:span><text:s/>6 <text:s/>часов — дает 200 мг <text:span text:style-name="T1">однократно</text:span>. <text:s/></text:p>
      <text:p text:style-name="P1"/>
      <text:p text:style-name="P1">Клеща удаляет травматолог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8-27T13:16:07.451000000</dc:date>
    <meta:editing-duration>PT3M39S</meta:editing-duration>
    <meta:editing-cycles>3</meta:editing-cycles>
    <meta:document-statistic meta:table-count="0" meta:image-count="0" meta:object-count="0" meta:page-count="1" meta:paragraph-count="10" meta:word-count="63" meta:character-count="449" meta:non-whitespace-character-count="374"/>
  </office:meta>
</office:document-meta>
</file>